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CSO-M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office:value-type="float" office:value="0.25443" calcext:value-type="float">
            <text:p>0,25443</text:p>
          </table:table-cell>
          <table:table-cell table:style-name="ce1" office:value-type="float" office:value="1263491430" calcext:value-type="float">
            <text:p>1263491430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ce1" office:value-type="float" office:value="7207105710" calcext:value-type="float">
            <text:p>7207105710</text:p>
          </table:table-cell>
          <table:table-cell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254974639" calcext:value-type="float">
            <text:p>1254974639</text:p>
          </table:table-cell>
          <table:table-cell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489168079" calcext:value-type="float">
            <text:p>248916807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office:value-type="float" office:value="0.25443" calcext:value-type="float">
            <text:p>0,25443</text:p>
          </table:table-cell>
          <table:table-cell table:style-name="ce1" office:value-type="float" office:value="1276489290" calcext:value-type="float">
            <text:p>1276489290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ce1" office:value-type="float" office:value="7144370417" calcext:value-type="float">
            <text:p>7144370417</text:p>
          </table:table-cell>
          <table:table-cell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233599061" calcext:value-type="float">
            <text:p>1233599061</text:p>
          </table:table-cell>
          <table:table-cell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562847385" calcext:value-type="float">
            <text:p>256284738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office:value-type="float" office:value="0.25443" calcext:value-type="float">
            <text:p>0,25443</text:p>
          </table:table-cell>
          <table:table-cell table:style-name="ce1" office:value-type="float" office:value="1256977510" calcext:value-type="float">
            <text:p>1256977510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ce1" office:value-type="float" office:value="7277813156" calcext:value-type="float">
            <text:p>7277813156</text:p>
          </table:table-cell>
          <table:table-cell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256352088" calcext:value-type="float">
            <text:p>1256352088</text:p>
          </table:table-cell>
          <table:table-cell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465255894" calcext:value-type="float">
            <text:p>246525589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office:value-type="float" office:value="0.25443" calcext:value-type="float">
            <text:p>0,25443</text:p>
          </table:table-cell>
          <table:table-cell table:style-name="ce1" office:value-type="float" office:value="1287895069" calcext:value-type="float">
            <text:p>1287895069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ce1" office:value-type="float" office:value="7345341524" calcext:value-type="float">
            <text:p>7345341524</text:p>
          </table:table-cell>
          <table:table-cell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307984536" calcext:value-type="float">
            <text:p>1307984536</text:p>
          </table:table-cell>
          <table:table-cell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518202869" calcext:value-type="float">
            <text:p>251820286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office:value-type="float" office:value="0.25443" calcext:value-type="float">
            <text:p>0,25443</text:p>
          </table:table-cell>
          <table:table-cell table:style-name="ce1" office:value-type="float" office:value="1291093726" calcext:value-type="float">
            <text:p>1291093726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ce1" office:value-type="float" office:value="7649081129" calcext:value-type="float">
            <text:p>7649081129</text:p>
          </table:table-cell>
          <table:table-cell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255964349" calcext:value-type="float">
            <text:p>1255964349</text:p>
          </table:table-cell>
          <table:table-cell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464142156" calcext:value-type="float">
            <text:p>246414215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96804" calcext:value-type="float">
            <text:p>0,196804</text:p>
          </table:table-cell>
          <table:table-cell table:formula="of:=([.C3]+[.C4]+[.C5]+[.C6]+[.C7])/5" office:value-type="float" office:value="183" calcext:value-type="float">
            <text:p>183</text:p>
          </table:table-cell>
          <table:table-cell table:formula="of:=([.D3]+[.D4]+[.D5]+[.D6]+[.D7])/5" office:value-type="float" office:value="0.25443" calcext:value-type="float">
            <text:p>0,25443</text:p>
          </table:table-cell>
          <table:table-cell table:style-name="ce1" table:formula="of:=([.E3]+[.E4]+[.E5]+[.E6]+[.E7])/5" office:value-type="float" office:value="1275189405" calcext:value-type="float">
            <text:p>1275189405</text:p>
          </table:table-cell>
          <table:table-cell table:formula="of:=([.F3]+[.F4]+[.F5]+[.F6]+[.F7])/5" office:value-type="float" office:value="6.95594" calcext:value-type="float">
            <text:p>6,95594</text:p>
          </table:table-cell>
          <table:table-cell table:formula="of:=([.G3]+[.G4]+[.G5]+[.G6]+[.G7])/5" office:value-type="float" office:value="1674" calcext:value-type="float">
            <text:p>1674</text:p>
          </table:table-cell>
          <table:table-cell table:formula="of:=([.H3]+[.H4]+[.H5]+[.H6]+[.H7])/5" office:value-type="float" office:value="9.19489" calcext:value-type="float">
            <text:p>9,19489</text:p>
          </table:table-cell>
          <table:table-cell table:style-name="ce1" table:formula="of:=([.I3]+[.I4]+[.I5]+[.I6]+[.I7])/5" office:value-type="float" office:value="7324742387.2" calcext:value-type="float">
            <text:p>7324742387,2</text:p>
          </table:table-cell>
          <table:table-cell table:formula="of:=([.J3]+[.J4]+[.J5]+[.J6]+[.J7])/5" office:value-type="float" office:value="0.349906" calcext:value-type="float">
            <text:p>0,349906</text:p>
          </table:table-cell>
          <table:table-cell table:formula="of:=([.K3]+[.K4]+[.K5]+[.K6]+[.K7])/5" office:value-type="float" office:value="327" calcext:value-type="float">
            <text:p>327</text:p>
          </table:table-cell>
          <table:table-cell table:formula="of:=([.L3]+[.L4]+[.L5]+[.L6]+[.L7])/5" office:value-type="float" office:value="0.466815" calcext:value-type="float">
            <text:p>0,466815</text:p>
          </table:table-cell>
          <table:table-cell table:style-name="ce1" table:formula="of:=([.M3]+[.M4]+[.M5]+[.M6]+[.M7])/5" office:value-type="float" office:value="1261774934.6" calcext:value-type="float">
            <text:p>1261774934,6</text:p>
          </table:table-cell>
          <table:table-cell table:formula="of:=([.N3]+[.N4]+[.N5]+[.N6]+[.N7])/5" office:value-type="float" office:value="2.31427" calcext:value-type="float">
            <text:p>2,31427</text:p>
          </table:table-cell>
          <table:table-cell table:formula="of:=([.O3]+[.O4]+[.O5]+[.O6]+[.O7])/5" office:value-type="float" office:value="742" calcext:value-type="float">
            <text:p>742</text:p>
          </table:table-cell>
          <table:table-cell table:formula="of:=([.P3]+[.P4]+[.P5]+[.P6]+[.P7])/5" office:value-type="float" office:value="3.66446" calcext:value-type="float">
            <text:p>3,66446</text:p>
          </table:table-cell>
          <table:table-cell table:style-name="ce1" table:formula="of:=([.Q3]+[.Q4]+[.Q5]+[.Q6]+[.Q7])/5" office:value-type="float" office:value="2499923276.6" calcext:value-type="float">
            <text:p>2499923276,6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office:value-type="float" office:value="0.328274" calcext:value-type="float">
            <text:p>0,328274</text:p>
          </table:table-cell>
          <table:table-cell table:style-name="ce1" office:value-type="float" office:value="1286721595" calcext:value-type="float">
            <text:p>1286721595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ce1" office:value-type="float" office:value="8657001230" calcext:value-type="float">
            <text:p>8657001230</text:p>
          </table:table-cell>
          <table:table-cell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72564089" calcext:value-type="float">
            <text:p>1272564089</text:p>
          </table:table-cell>
          <table:table-cell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42042254" calcext:value-type="float">
            <text:p>244204225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office:value-type="float" office:value="0.328274" calcext:value-type="float">
            <text:p>0,328274</text:p>
          </table:table-cell>
          <table:table-cell table:style-name="ce34" office:value-type="float" office:value="1270753134" calcext:value-type="float">
            <text:p>1270753134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ce1" office:value-type="float" office:value="7953032112" calcext:value-type="float">
            <text:p>7953032112</text:p>
          </table:table-cell>
          <table:table-cell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65593311" calcext:value-type="float">
            <text:p>1265593311</text:p>
          </table:table-cell>
          <table:table-cell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47281570" calcext:value-type="float">
            <text:p>244728157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office:value-type="float" office:value="0.328274" calcext:value-type="float">
            <text:p>0,328274</text:p>
          </table:table-cell>
          <table:table-cell table:style-name="ce1" office:value-type="float" office:value="1258288690" calcext:value-type="float">
            <text:p>1258288690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ce1" office:value-type="float" office:value="7306227401" calcext:value-type="float">
            <text:p>7306227401</text:p>
          </table:table-cell>
          <table:table-cell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87167999" calcext:value-type="float">
            <text:p>1287167999</text:p>
          </table:table-cell>
          <table:table-cell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87977842" calcext:value-type="float">
            <text:p>248797784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office:value-type="float" office:value="0.328274" calcext:value-type="float">
            <text:p>0,328274</text:p>
          </table:table-cell>
          <table:table-cell table:style-name="ce1" office:value-type="float" office:value="1261729304" calcext:value-type="float">
            <text:p>1261729304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ce1" office:value-type="float" office:value="7070579014" calcext:value-type="float">
            <text:p>7070579014</text:p>
          </table:table-cell>
          <table:table-cell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87727637" calcext:value-type="float">
            <text:p>1287727637</text:p>
          </table:table-cell>
          <table:table-cell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49384126" calcext:value-type="float">
            <text:p>244938412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office:value-type="float" office:value="0.328274" calcext:value-type="float">
            <text:p>0,328274</text:p>
          </table:table-cell>
          <table:table-cell table:style-name="ce1" office:value-type="float" office:value="1285287713" calcext:value-type="float">
            <text:p>1285287713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ce1" office:value-type="float" office:value="9007048062" calcext:value-type="float">
            <text:p>9007048062</text:p>
          </table:table-cell>
          <table:table-cell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84518779" calcext:value-type="float">
            <text:p>1284518779</text:p>
          </table:table-cell>
          <table:table-cell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50351028" calcext:value-type="float">
            <text:p>245035102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30026" calcext:value-type="float">
            <text:p>0,230026</text:p>
          </table:table-cell>
          <table:table-cell table:formula="of:=([.C10]+[.C11]+[.C12]+[.C13]+[.C14])/5" office:value-type="float" office:value="312" calcext:value-type="float">
            <text:p>312</text:p>
          </table:table-cell>
          <table:table-cell table:formula="of:=([.D10]+[.D11]+[.D12]+[.D13]+[.D14])/5" office:value-type="float" office:value="0.328274" calcext:value-type="float">
            <text:p>0,328274</text:p>
          </table:table-cell>
          <table:table-cell table:style-name="ce1" table:formula="of:=([.E10]+[.E11]+[.E12]+[.E13]+[.E14])/5" office:value-type="float" office:value="1272556087.2" calcext:value-type="float">
            <text:p>1272556087,2</text:p>
          </table:table-cell>
          <table:table-cell table:formula="of:=([.F10]+[.F11]+[.F12]+[.F13]+[.F14])/5" office:value-type="float" office:value="6.58136" calcext:value-type="float">
            <text:p>6,58136</text:p>
          </table:table-cell>
          <table:table-cell table:formula="of:=([.G10]+[.G11]+[.G12]+[.G13]+[.G14])/5" office:value-type="float" office:value="1512" calcext:value-type="float">
            <text:p>1512</text:p>
          </table:table-cell>
          <table:table-cell table:formula="of:=([.H10]+[.H11]+[.H12]+[.H13]+[.H14])/5" office:value-type="float" office:value="8.60364" calcext:value-type="float">
            <text:p>8,60364</text:p>
          </table:table-cell>
          <table:table-cell table:style-name="ce1" table:formula="of:=([.I10]+[.I11]+[.I12]+[.I13]+[.I14])/5" office:value-type="float" office:value="7998777563.8" calcext:value-type="float">
            <text:p>7998777563,8</text:p>
          </table:table-cell>
          <table:table-cell table:formula="of:=([.J10]+[.J11]+[.J12]+[.J13]+[.J14])/5" office:value-type="float" office:value="0.326278" calcext:value-type="float">
            <text:p>0,326278</text:p>
          </table:table-cell>
          <table:table-cell table:formula="of:=([.K10]+[.K11]+[.K12]+[.K13]+[.K14])/5" office:value-type="float" office:value="291" calcext:value-type="float">
            <text:p>291</text:p>
          </table:table-cell>
          <table:table-cell table:formula="of:=([.L10]+[.L11]+[.L12]+[.L13]+[.L14])/5" office:value-type="float" office:value="0.430317" calcext:value-type="float">
            <text:p>0,430317</text:p>
          </table:table-cell>
          <table:table-cell table:style-name="ce1" table:formula="of:=([.M10]+[.M11]+[.M12]+[.M13]+[.M14])/5" office:value-type="float" office:value="1279514363" calcext:value-type="float">
            <text:p>1279514363</text:p>
          </table:table-cell>
          <table:table-cell table:formula="of:=([.N10]+[.N11]+[.N12]+[.N13]+[.N14])/5" office:value-type="float" office:value="2.09608" calcext:value-type="float">
            <text:p>2,09608</text:p>
          </table:table-cell>
          <table:table-cell table:formula="of:=([.O10]+[.O11]+[.O12]+[.O13]+[.O14])/5" office:value-type="float" office:value="1014" calcext:value-type="float">
            <text:p>1014</text:p>
          </table:table-cell>
          <table:table-cell table:formula="of:=([.P10]+[.P11]+[.P12]+[.P13]+[.P14])/5" office:value-type="float" office:value="3.94122" calcext:value-type="float">
            <text:p>3,94122</text:p>
          </table:table-cell>
          <table:table-cell table:style-name="ce1" table:formula="of:=([.Q10]+[.Q11]+[.Q12]+[.Q13]+[.Q14])/5" office:value-type="float" office:value="2455407364" calcext:value-type="float">
            <text:p>245540736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office:value-type="float" office:value="0.322478" calcext:value-type="float">
            <text:p>0,322478</text:p>
          </table:table-cell>
          <table:table-cell table:style-name="ce1" office:value-type="float" office:value="1308573654" calcext:value-type="float">
            <text:p>1308573654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ce1" office:value-type="float" office:value="7479727570" calcext:value-type="float">
            <text:p>7479727570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93690804" calcext:value-type="float">
            <text:p>1293690804</text:p>
          </table:table-cell>
          <table:table-cell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18606479" calcext:value-type="float">
            <text:p>241860647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office:value-type="float" office:value="0.322478" calcext:value-type="float">
            <text:p>0,322478</text:p>
          </table:table-cell>
          <table:table-cell table:style-name="ce1" office:value-type="float" office:value="1317015984" calcext:value-type="float">
            <text:p>1317015984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ce1" office:value-type="float" office:value="7587010436" calcext:value-type="float">
            <text:p>7587010436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54844763" calcext:value-type="float">
            <text:p>1254844763</text:p>
          </table:table-cell>
          <table:table-cell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23612888" calcext:value-type="float">
            <text:p>242361288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office:value-type="float" office:value="0.322478" calcext:value-type="float">
            <text:p>0,322478</text:p>
          </table:table-cell>
          <table:table-cell table:style-name="ce1" office:value-type="float" office:value="1299608957" calcext:value-type="float">
            <text:p>1299608957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ce1" office:value-type="float" office:value="7607455556" calcext:value-type="float">
            <text:p>7607455556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58335560" calcext:value-type="float">
            <text:p>1258335560</text:p>
          </table:table-cell>
          <table:table-cell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48457485" calcext:value-type="float">
            <text:p>244845748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office:value-type="float" office:value="0.322478" calcext:value-type="float">
            <text:p>0,322478</text:p>
          </table:table-cell>
          <table:table-cell table:style-name="ce1" office:value-type="float" office:value="1303032591" calcext:value-type="float">
            <text:p>1303032591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ce1" office:value-type="float" office:value="7986685061" calcext:value-type="float">
            <text:p>7986685061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64079960" calcext:value-type="float">
            <text:p>1264079960</text:p>
          </table:table-cell>
          <table:table-cell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50523142" calcext:value-type="float">
            <text:p>245052314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office:value-type="float" office:value="0.322478" calcext:value-type="float">
            <text:p>0,322478</text:p>
          </table:table-cell>
          <table:table-cell table:style-name="ce1" office:value-type="float" office:value="1317019778" calcext:value-type="float">
            <text:p>1317019778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ce1" office:value-type="float" office:value="7902121007" calcext:value-type="float">
            <text:p>7902121007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62940793" calcext:value-type="float">
            <text:p>1262940793</text:p>
          </table:table-cell>
          <table:table-cell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33275348" calcext:value-type="float">
            <text:p>243327534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22549" calcext:value-type="float">
            <text:p>0,22549</text:p>
          </table:table-cell>
          <table:table-cell table:formula="of:=([.C17]+[.C18]+[.C19]+[.C20]+[.C21])/5" office:value-type="float" office:value="308" calcext:value-type="float">
            <text:p>308</text:p>
          </table:table-cell>
          <table:table-cell table:formula="of:=([.D17]+[.D18]+[.D19]+[.D20]+[.D21])/5" office:value-type="float" office:value="0.322478" calcext:value-type="float">
            <text:p>0,322478</text:p>
          </table:table-cell>
          <table:table-cell table:style-name="ce1" table:formula="of:=([.E17]+[.E18]+[.E19]+[.E20]+[.E21])/5" office:value-type="float" office:value="1309050192.8" calcext:value-type="float">
            <text:p>1309050192,8</text:p>
          </table:table-cell>
          <table:table-cell table:formula="of:=([.F17]+[.F18]+[.F19]+[.F20]+[.F21])/5" office:value-type="float" office:value="7.03" calcext:value-type="float">
            <text:p>7,03</text:p>
          </table:table-cell>
          <table:table-cell table:formula="of:=([.G17]+[.G18]+[.G19]+[.G20]+[.G21])/5" office:value-type="float" office:value="1675" calcext:value-type="float">
            <text:p>1675</text:p>
          </table:table-cell>
          <table:table-cell table:formula="of:=([.H17]+[.H18]+[.H19]+[.H20]+[.H21])/5" office:value-type="float" office:value="9.27029" calcext:value-type="float">
            <text:p>9,27029</text:p>
          </table:table-cell>
          <table:table-cell table:style-name="ce1" table:formula="of:=([.I17]+[.I18]+[.I19]+[.I20]+[.I21])/5" office:value-type="float" office:value="7712599926" calcext:value-type="float">
            <text:p>7712599926</text:p>
          </table:table-cell>
          <table:table-cell table:formula="of:=([.J17]+[.J18]+[.J19]+[.J20]+[.J21])/5" office:value-type="float" office:value="0.311686" calcext:value-type="float">
            <text:p>0,311686</text:p>
          </table:table-cell>
          <table:table-cell table:formula="of:=([.K17]+[.K18]+[.K19]+[.K20]+[.K21])/5" office:value-type="float" office:value="347" calcext:value-type="float">
            <text:p>347</text:p>
          </table:table-cell>
          <table:table-cell table:formula="of:=([.L17]+[.L18]+[.L19]+[.L20]+[.L21])/5" office:value-type="float" office:value="0.435746" calcext:value-type="float">
            <text:p>0,435746</text:p>
          </table:table-cell>
          <table:table-cell table:style-name="ce1" table:formula="of:=([.M17]+[.M18]+[.M19]+[.M20]+[.M21])/5" office:value-type="float" office:value="1266778376" calcext:value-type="float">
            <text:p>1266778376</text:p>
          </table:table-cell>
          <table:table-cell table:formula="of:=([.N17]+[.N18]+[.N19]+[.N20]+[.N21])/5" office:value-type="float" office:value="2.08791" calcext:value-type="float">
            <text:p>2,08791</text:p>
          </table:table-cell>
          <table:table-cell table:formula="of:=([.O17]+[.O18]+[.O19]+[.O20]+[.O21])/5" office:value-type="float" office:value="801" calcext:value-type="float">
            <text:p>801</text:p>
          </table:table-cell>
          <table:table-cell table:formula="of:=([.P17]+[.P18]+[.P19]+[.P20]+[.P21])/5" office:value-type="float" office:value="3.54546" calcext:value-type="float">
            <text:p>3,54546</text:p>
          </table:table-cell>
          <table:table-cell table:style-name="ce1" table:formula="of:=([.Q17]+[.Q18]+[.Q19]+[.Q20]+[.Q21])/5" office:value-type="float" office:value="2434895068.4" calcext:value-type="float">
            <text:p>2434895068,4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office:value-type="float" office:value="0.394136" calcext:value-type="float">
            <text:p>0,394136</text:p>
          </table:table-cell>
          <table:table-cell table:style-name="ce1" office:value-type="float" office:value="1307641576" calcext:value-type="float">
            <text:p>1307641576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ce1" office:value-type="float" office:value="7853707981" calcext:value-type="float">
            <text:p>7853707981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73378451" calcext:value-type="float">
            <text:p>1273378451</text:p>
          </table:table-cell>
          <table:table-cell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55043567" calcext:value-type="float">
            <text:p>245504356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office:value-type="float" office:value="0.394136" calcext:value-type="float">
            <text:p>0,394136</text:p>
          </table:table-cell>
          <table:table-cell table:style-name="ce1" office:value-type="float" office:value="1308879833" calcext:value-type="float">
            <text:p>1308879833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ce1" office:value-type="float" office:value="9665263298" calcext:value-type="float">
            <text:p>9665263298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78432869" calcext:value-type="float">
            <text:p>1278432869</text:p>
          </table:table-cell>
          <table:table-cell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57239794" calcext:value-type="float">
            <text:p>2457239794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office:value-type="float" office:value="0.394136" calcext:value-type="float">
            <text:p>0,394136</text:p>
          </table:table-cell>
          <table:table-cell table:style-name="ce1" office:value-type="float" office:value="1324656365" calcext:value-type="float">
            <text:p>1324656365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ce1" office:value-type="float" office:value="8764431222" calcext:value-type="float">
            <text:p>8764431222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75842374" calcext:value-type="float">
            <text:p>1275842374</text:p>
          </table:table-cell>
          <table:table-cell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56698841" calcext:value-type="float">
            <text:p>245669884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office:value-type="float" office:value="0.394136" calcext:value-type="float">
            <text:p>0,394136</text:p>
          </table:table-cell>
          <table:table-cell table:style-name="ce1" office:value-type="float" office:value="1334505760" calcext:value-type="float">
            <text:p>1334505760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ce1" office:value-type="float" office:value="9554061000" calcext:value-type="float">
            <text:p>9554061000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85044182" calcext:value-type="float">
            <text:p>1285044182</text:p>
          </table:table-cell>
          <table:table-cell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16793001" calcext:value-type="float">
            <text:p>241679300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office:value-type="float" office:value="0.394136" calcext:value-type="float">
            <text:p>0,394136</text:p>
          </table:table-cell>
          <table:table-cell table:style-name="ce1" office:value-type="float" office:value="1332107730" calcext:value-type="float">
            <text:p>1332107730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ce1" office:value-type="float" office:value="9172228839" calcext:value-type="float">
            <text:p>9172228839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82268056" calcext:value-type="float">
            <text:p>1282268056</text:p>
          </table:table-cell>
          <table:table-cell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74893923" calcext:value-type="float">
            <text:p>247489392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69436" calcext:value-type="float">
            <text:p>0,269436</text:p>
          </table:table-cell>
          <table:table-cell table:formula="of:=([.C24]+[.C25]+[.C26]+[.C27]+[.C28])/5" office:value-type="float" office:value="396" calcext:value-type="float">
            <text:p>396</text:p>
          </table:table-cell>
          <table:table-cell table:formula="of:=([.D24]+[.D25]+[.D26]+[.D27]+[.D28])/5" office:value-type="float" office:value="0.394136" calcext:value-type="float">
            <text:p>0,394136</text:p>
          </table:table-cell>
          <table:table-cell table:style-name="ce1" table:formula="of:=([.E24]+[.E25]+[.E26]+[.E27]+[.E28])/5" office:value-type="float" office:value="1321558252.8" calcext:value-type="float">
            <text:p>1321558252,8</text:p>
          </table:table-cell>
          <table:table-cell table:formula="of:=([.F24]+[.F25]+[.F26]+[.F27]+[.F28])/5" office:value-type="float" office:value="7.36873" calcext:value-type="float">
            <text:p>7,36873</text:p>
          </table:table-cell>
          <table:table-cell table:formula="of:=([.G24]+[.G25]+[.G26]+[.G27]+[.G28])/5" office:value-type="float" office:value="1718" calcext:value-type="float">
            <text:p>1718</text:p>
          </table:table-cell>
          <table:table-cell table:formula="of:=([.H24]+[.H25]+[.H26]+[.H27]+[.H28])/5" office:value-type="float" office:value="9.66653" calcext:value-type="float">
            <text:p>9,66653</text:p>
          </table:table-cell>
          <table:table-cell table:style-name="ce1" table:formula="of:=([.I24]+[.I25]+[.I26]+[.I27]+[.I28])/5" office:value-type="float" office:value="9001938468" calcext:value-type="float">
            <text:p>9001938468</text:p>
          </table:table-cell>
          <table:table-cell table:formula="of:=([.J24]+[.J25]+[.J26]+[.J27]+[.J28])/5" office:value-type="float" office:value="0.33585" calcext:value-type="float">
            <text:p>0,33585</text:p>
          </table:table-cell>
          <table:table-cell table:formula="of:=([.K24]+[.K25]+[.K26]+[.K27]+[.K28])/5" office:value-type="float" office:value="327" calcext:value-type="float">
            <text:p>327</text:p>
          </table:table-cell>
          <table:table-cell table:formula="of:=([.L24]+[.L25]+[.L26]+[.L27]+[.L28])/5" office:value-type="float" office:value="0.452759" calcext:value-type="float">
            <text:p>0,452759</text:p>
          </table:table-cell>
          <table:table-cell table:style-name="ce1" table:formula="of:=([.M24]+[.M25]+[.M26]+[.M27]+[.M28])/5" office:value-type="float" office:value="1278993186.4" calcext:value-type="float">
            <text:p>1278993186,4</text:p>
          </table:table-cell>
          <table:table-cell table:formula="of:=([.N24]+[.N25]+[.N26]+[.N27]+[.N28])/5" office:value-type="float" office:value="1.72865" calcext:value-type="float">
            <text:p>1,72865</text:p>
          </table:table-cell>
          <table:table-cell table:formula="of:=([.O24]+[.O25]+[.O26]+[.O27]+[.O28])/5" office:value-type="float" office:value="976" calcext:value-type="float">
            <text:p>976</text:p>
          </table:table-cell>
          <table:table-cell table:formula="of:=([.P24]+[.P25]+[.P26]+[.P27]+[.P28])/5" office:value-type="float" office:value="3.50464" calcext:value-type="float">
            <text:p>3,50464</text:p>
          </table:table-cell>
          <table:table-cell table:style-name="ce1" table:formula="of:=([.Q24]+[.Q25]+[.Q26]+[.Q27]+[.Q28])/5" office:value-type="float" office:value="2452133825.2" calcext:value-type="float">
            <text:p>2452133825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office:value-type="float" office:value="0.33684" calcext:value-type="float">
            <text:p>0,33684</text:p>
          </table:table-cell>
          <table:table-cell table:style-name="ce1" office:value-type="float" office:value="1312816378" calcext:value-type="float">
            <text:p>1312816378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ce1" office:value-type="float" office:value="9711097304" calcext:value-type="float">
            <text:p>9711097304</text:p>
          </table:table-cell>
          <table:table-cell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295105389" calcext:value-type="float">
            <text:p>1295105389</text:p>
          </table:table-cell>
          <table:table-cell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51877767" calcext:value-type="float">
            <text:p>245187776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office:value-type="float" office:value="0.33684" calcext:value-type="float">
            <text:p>0,33684</text:p>
          </table:table-cell>
          <table:table-cell table:style-name="ce1" office:value-type="float" office:value="1364063002" calcext:value-type="float">
            <text:p>1364063002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ce1" office:value-type="float" office:value="7729557982" calcext:value-type="float">
            <text:p>7729557982</text:p>
          </table:table-cell>
          <table:table-cell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301106771" calcext:value-type="float">
            <text:p>1301106771</text:p>
          </table:table-cell>
          <table:table-cell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66707856" calcext:value-type="float">
            <text:p>246670785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office:value-type="float" office:value="0.33684" calcext:value-type="float">
            <text:p>0,33684</text:p>
          </table:table-cell>
          <table:table-cell table:style-name="ce1" office:value-type="float" office:value="1359566026" calcext:value-type="float">
            <text:p>1359566026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ce1" office:value-type="float" office:value="8475360842" calcext:value-type="float">
            <text:p>8475360842</text:p>
          </table:table-cell>
          <table:table-cell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299925613" calcext:value-type="float">
            <text:p>1299925613</text:p>
          </table:table-cell>
          <table:table-cell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76909125" calcext:value-type="float">
            <text:p>247690912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office:value-type="float" office:value="0.33684" calcext:value-type="float">
            <text:p>0,33684</text:p>
          </table:table-cell>
          <table:table-cell table:style-name="ce1" office:value-type="float" office:value="1343702466" calcext:value-type="float">
            <text:p>1343702466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ce1" office:value-type="float" office:value="8109513962" calcext:value-type="float">
            <text:p>8109513962</text:p>
          </table:table-cell>
          <table:table-cell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303877888" calcext:value-type="float">
            <text:p>1303877888</text:p>
          </table:table-cell>
          <table:table-cell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78924193" calcext:value-type="float">
            <text:p>247892419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office:value-type="float" office:value="0.33684" calcext:value-type="float">
            <text:p>0,33684</text:p>
          </table:table-cell>
          <table:table-cell table:style-name="ce1" office:value-type="float" office:value="1341429728" calcext:value-type="float">
            <text:p>1341429728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ce1" office:value-type="float" office:value="8492956024" calcext:value-type="float">
            <text:p>8492956024</text:p>
          </table:table-cell>
          <table:table-cell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306655334" calcext:value-type="float">
            <text:p>1306655334</text:p>
          </table:table-cell>
          <table:table-cell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58187507" calcext:value-type="float">
            <text:p>2458187507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32609" calcext:value-type="float">
            <text:p>0,232609</text:p>
          </table:table-cell>
          <table:table-cell table:style-name="ce9" table:formula="of:=([.C31]+[.C32]+[.C33]+[.C34]+[.C35])/5" office:value-type="float" office:value="331" calcext:value-type="float">
            <text:p>331</text:p>
          </table:table-cell>
          <table:table-cell table:style-name="ce9" table:formula="of:=([.D31]+[.D32]+[.D33]+[.D34]+[.D35])/5" office:value-type="float" office:value="0.33684" calcext:value-type="float">
            <text:p>0,33684</text:p>
          </table:table-cell>
          <table:table-cell table:style-name="ce2" table:formula="of:=([.E31]+[.E32]+[.E33]+[.E34]+[.E35])/5" office:value-type="float" office:value="1344315520" calcext:value-type="float">
            <text:p>1344315520</text:p>
          </table:table-cell>
          <table:table-cell table:style-name="ce9" table:formula="of:=([.F31]+[.F32]+[.F33]+[.F34]+[.F35])/5" office:value-type="float" office:value="7.37359" calcext:value-type="float">
            <text:p>7,37359</text:p>
          </table:table-cell>
          <table:table-cell table:style-name="ce9" table:formula="of:=([.G31]+[.G32]+[.G33]+[.G34]+[.G35])/5" office:value-type="float" office:value="1660" calcext:value-type="float">
            <text:p>1660</text:p>
          </table:table-cell>
          <table:table-cell table:style-name="ce9" table:formula="of:=([.H31]+[.H32]+[.H33]+[.H34]+[.H35])/5" office:value-type="float" office:value="9.59382" calcext:value-type="float">
            <text:p>9,59382</text:p>
          </table:table-cell>
          <table:table-cell table:style-name="ce2" table:formula="of:=([.I31]+[.I32]+[.I33]+[.I34]+[.I35])/5" office:value-type="float" office:value="8503697222.8" calcext:value-type="float">
            <text:p>8503697222,8</text:p>
          </table:table-cell>
          <table:table-cell table:style-name="ce9" table:formula="of:=([.J31]+[.J32]+[.J33]+[.J34]+[.J35])/5" office:value-type="float" office:value="0.354787" calcext:value-type="float">
            <text:p>0,354787</text:p>
          </table:table-cell>
          <table:table-cell table:style-name="ce9" table:formula="of:=([.K31]+[.K32]+[.K33]+[.K34]+[.K35])/5" office:value-type="float" office:value="343" calcext:value-type="float">
            <text:p>343</text:p>
          </table:table-cell>
          <table:table-cell table:style-name="ce9" table:formula="of:=([.L31]+[.L32]+[.L33]+[.L34]+[.L35])/5" office:value-type="float" office:value="0.477417" calcext:value-type="float">
            <text:p>0,477417</text:p>
          </table:table-cell>
          <table:table-cell table:style-name="ce2" table:formula="of:=([.M31]+[.M32]+[.M33]+[.M34]+[.M35])/5" office:value-type="float" office:value="1301334199" calcext:value-type="float">
            <text:p>1301334199</text:p>
          </table:table-cell>
          <table:table-cell table:style-name="ce9" table:formula="of:=([.N31]+[.N32]+[.N33]+[.N34]+[.N35])/5" office:value-type="float" office:value="1.96576" calcext:value-type="float">
            <text:p>1,96576</text:p>
          </table:table-cell>
          <table:table-cell table:style-name="ce9" table:formula="of:=([.O31]+[.O32]+[.O33]+[.O34]+[.O35])/5" office:value-type="float" office:value="1006" calcext:value-type="float">
            <text:p>1006</text:p>
          </table:table-cell>
          <table:table-cell table:style-name="ce9" table:formula="of:=([.P31]+[.P32]+[.P33]+[.P34]+[.P35])/5" office:value-type="float" office:value="3.79634" calcext:value-type="float">
            <text:p>3,79634</text:p>
          </table:table-cell>
          <table:table-cell table:style-name="ce2" table:formula="of:=([.Q31]+[.Q32]+[.Q33]+[.Q34]+[.Q35])/5" office:value-type="float" office:value="2466521289.6" calcext:value-type="float">
            <text:p>2466521289,6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400302537" calcext:value-type="float">
            <text:p>1400302537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8303373165" calcext:value-type="float">
            <text:p>8303373165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407999751" calcext:value-type="float">
            <text:p>1407999751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565170015" calcext:value-type="float">
            <text:p>256517001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400927534" calcext:value-type="float">
            <text:p>1400927534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7739846194" calcext:value-type="float">
            <text:p>7739846194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343420075" calcext:value-type="float">
            <text:p>1343420075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480444267" calcext:value-type="float">
            <text:p>248044426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360596616" calcext:value-type="float">
            <text:p>1360596616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8482581279" calcext:value-type="float">
            <text:p>8482581279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341901998" calcext:value-type="float">
            <text:p>1341901998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388821769" calcext:value-type="float">
            <text:p>238882176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365390586" calcext:value-type="float">
            <text:p>1365390586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8404196004" calcext:value-type="float">
            <text:p>8404196004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364568711" calcext:value-type="float">
            <text:p>1364568711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406106146" calcext:value-type="float">
            <text:p>240610614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331039805" calcext:value-type="float">
            <text:p>1331039805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8705880534" calcext:value-type="float">
            <text:p>8705880534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373203841" calcext:value-type="float">
            <text:p>1373203841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536398990" calcext:value-type="float">
            <text:p>2536398990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102" calcext:value-type="float">
            <text:p>0,303102</text:p>
          </table:table-cell>
          <table:table-cell table:formula="of:=([.C38]+[.C39]+[.C40]+[.C41]+[.C42])/5" office:value-type="float" office:value="990" calcext:value-type="float">
            <text:p>990</text:p>
          </table:table-cell>
          <table:table-cell table:formula="of:=([.D38]+[.D39]+[.D40]+[.D41]+[.D42])/5" office:value-type="float" office:value="0.614851" calcext:value-type="float">
            <text:p>0,614851</text:p>
          </table:table-cell>
          <table:table-cell table:style-name="ce1" table:formula="of:=([.E38]+[.E39]+[.E40]+[.E41]+[.E42])/5" office:value-type="float" office:value="1371651415.6" calcext:value-type="float">
            <text:p>1371651415,6</text:p>
          </table:table-cell>
          <table:table-cell table:formula="of:=([.F38]+[.F39]+[.F40]+[.F41]+[.F42])/5" office:value-type="float" office:value="7.34359" calcext:value-type="float">
            <text:p>7,34359</text:p>
          </table:table-cell>
          <table:table-cell table:formula="of:=([.G38]+[.G39]+[.G40]+[.G41]+[.G42])/5" office:value-type="float" office:value="3368" calcext:value-type="float">
            <text:p>3368</text:p>
          </table:table-cell>
          <table:table-cell table:formula="of:=([.H38]+[.H39]+[.H40]+[.H41]+[.H42])/5" office:value-type="float" office:value="11.8482" calcext:value-type="float">
            <text:p>11,8482</text:p>
          </table:table-cell>
          <table:table-cell table:style-name="ce1" table:formula="of:=([.I38]+[.I39]+[.I40]+[.I41]+[.I42])/5" office:value-type="float" office:value="8327175435.2" calcext:value-type="float">
            <text:p>8327175435,2</text:p>
          </table:table-cell>
          <table:table-cell table:formula="of:=([.J38]+[.J39]+[.J40]+[.J41]+[.J42])/5" office:value-type="float" office:value="0.309686" calcext:value-type="float">
            <text:p>0,309686</text:p>
          </table:table-cell>
          <table:table-cell table:formula="of:=([.K38]+[.K39]+[.K40]+[.K41]+[.K42])/5" office:value-type="float" office:value="643" calcext:value-type="float">
            <text:p>643</text:p>
          </table:table-cell>
          <table:table-cell table:formula="of:=([.L38]+[.L39]+[.L40]+[.L41]+[.L42])/5" office:value-type="float" office:value="0.539572" calcext:value-type="float">
            <text:p>0,539572</text:p>
          </table:table-cell>
          <table:table-cell table:style-name="ce1" table:formula="of:=([.M38]+[.M39]+[.M40]+[.M41]+[.M42])/5" office:value-type="float" office:value="1366218875.2" calcext:value-type="float">
            <text:p>1366218875,2</text:p>
          </table:table-cell>
          <table:table-cell table:formula="of:=([.N38]+[.N39]+[.N40]+[.N41]+[.N42])/5" office:value-type="float" office:value="2.33134" calcext:value-type="float">
            <text:p>2,33134</text:p>
          </table:table-cell>
          <table:table-cell table:formula="of:=([.O38]+[.O39]+[.O40]+[.O41]+[.O42])/5" office:value-type="float" office:value="1616" calcext:value-type="float">
            <text:p>1616</text:p>
          </table:table-cell>
          <table:table-cell table:formula="of:=([.P38]+[.P39]+[.P40]+[.P41]+[.P42])/5" office:value-type="float" office:value="5.27191" calcext:value-type="float">
            <text:p>5,27191</text:p>
          </table:table-cell>
          <table:table-cell table:style-name="ce1" table:formula="of:=([.Q38]+[.Q39]+[.Q40]+[.Q41]+[.Q42])/5" office:value-type="float" office:value="2475388237.4" calcext:value-type="float">
            <text:p>2475388237,4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69606600" calcext:value-type="float">
            <text:p>1369606600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7591041061" calcext:value-type="float">
            <text:p>7591041061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01150822" calcext:value-type="float">
            <text:p>1401150822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708697174" calcext:value-type="float">
            <text:p>270869717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77903667" calcext:value-type="float">
            <text:p>1377903667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8932231342" calcext:value-type="float">
            <text:p>8932231342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07945578" calcext:value-type="float">
            <text:p>1407945578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606058788" calcext:value-type="float">
            <text:p>260605878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75596449" calcext:value-type="float">
            <text:p>1375596449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7776185553" calcext:value-type="float">
            <text:p>7776185553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15801325" calcext:value-type="float">
            <text:p>1415801325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556365728" calcext:value-type="float">
            <text:p>255636572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76287357" calcext:value-type="float">
            <text:p>1376287357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7552348618" calcext:value-type="float">
            <text:p>7552348618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05887912" calcext:value-type="float">
            <text:p>1405887912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669535044" calcext:value-type="float">
            <text:p>266953504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92558769" calcext:value-type="float">
            <text:p>1392558769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7489014949" calcext:value-type="float">
            <text:p>7489014949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14245256" calcext:value-type="float">
            <text:p>1414245256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718851671" calcext:value-type="float">
            <text:p>271885167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235414" calcext:value-type="float">
            <text:p>0,235414</text:p>
          </table:table-cell>
          <table:table-cell table:formula="of:=([.C45]+[.C46]+[.C47]+[.C48]+[.C49])/5" office:value-type="float" office:value="645" calcext:value-type="float">
            <text:p>645</text:p>
          </table:table-cell>
          <table:table-cell table:formula="of:=([.D45]+[.D46]+[.D47]+[.D48]+[.D49])/5" office:value-type="float" office:value="0.438522" calcext:value-type="float">
            <text:p>0,438522</text:p>
          </table:table-cell>
          <table:table-cell table:style-name="ce1" table:formula="of:=([.E45]+[.E46]+[.E47]+[.E48]+[.E49])/5" office:value-type="float" office:value="1378390568.4" calcext:value-type="float">
            <text:p>1378390568,4</text:p>
          </table:table-cell>
          <table:table-cell table:formula="of:=([.F45]+[.F46]+[.F47]+[.F48]+[.F49])/5" office:value-type="float" office:value="7.19349" calcext:value-type="float">
            <text:p>7,19349</text:p>
          </table:table-cell>
          <table:table-cell table:formula="of:=([.G45]+[.G46]+[.G47]+[.G48]+[.G49])/5" office:value-type="float" office:value="3189" calcext:value-type="float">
            <text:p>3189</text:p>
          </table:table-cell>
          <table:table-cell table:formula="of:=([.H45]+[.H46]+[.H47]+[.H48]+[.H49])/5" office:value-type="float" office:value="11.4587" calcext:value-type="float">
            <text:p>11,4587</text:p>
          </table:table-cell>
          <table:table-cell table:style-name="ce1" table:formula="of:=([.I45]+[.I46]+[.I47]+[.I48]+[.I49])/5" office:value-type="float" office:value="7868164304.6" calcext:value-type="float">
            <text:p>7868164304,6</text:p>
          </table:table-cell>
          <table:table-cell table:formula="of:=([.J45]+[.J46]+[.J47]+[.J48]+[.J49])/5" office:value-type="float" office:value="0.350017" calcext:value-type="float">
            <text:p>0,350017</text:p>
          </table:table-cell>
          <table:table-cell table:formula="of:=([.K45]+[.K46]+[.K47]+[.K48]+[.K49])/5" office:value-type="float" office:value="713" calcext:value-type="float">
            <text:p>713</text:p>
          </table:table-cell>
          <table:table-cell table:formula="of:=([.L45]+[.L46]+[.L47]+[.L48]+[.L49])/5" office:value-type="float" office:value="0.604929" calcext:value-type="float">
            <text:p>0,604929</text:p>
          </table:table-cell>
          <table:table-cell table:style-name="ce1" table:formula="of:=([.M45]+[.M46]+[.M47]+[.M48]+[.M49])/5" office:value-type="float" office:value="1409006178.6" calcext:value-type="float">
            <text:p>1409006178,6</text:p>
          </table:table-cell>
          <table:table-cell table:formula="of:=([.N45]+[.N46]+[.N47]+[.N48]+[.N49])/5" office:value-type="float" office:value="2.6178" calcext:value-type="float">
            <text:p>2,6178</text:p>
          </table:table-cell>
          <table:table-cell table:formula="of:=([.O45]+[.O46]+[.O47]+[.O48]+[.O49])/5" office:value-type="float" office:value="1001" calcext:value-type="float">
            <text:p>1001</text:p>
          </table:table-cell>
          <table:table-cell table:formula="of:=([.P45]+[.P46]+[.P47]+[.P48]+[.P49])/5" office:value-type="float" office:value="4.43929" calcext:value-type="float">
            <text:p>4,43929</text:p>
          </table:table-cell>
          <table:table-cell table:style-name="ce1" table:formula="of:=([.Q45]+[.Q46]+[.Q47]+[.Q48]+[.Q49])/5" office:value-type="float" office:value="2651901681" calcext:value-type="float">
            <text:p>2651901681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399999731" calcext:value-type="float">
            <text:p>1399999731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7825028880" calcext:value-type="float">
            <text:p>7825028880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70274888" calcext:value-type="float">
            <text:p>1370274888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686038698" calcext:value-type="float">
            <text:p>268603869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374431160" calcext:value-type="float">
            <text:p>1374431160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7840455228" calcext:value-type="float">
            <text:p>7840455228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67437263" calcext:value-type="float">
            <text:p>1367437263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736170796" calcext:value-type="float">
            <text:p>273617079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397694817" calcext:value-type="float">
            <text:p>1397694817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7937134874" calcext:value-type="float">
            <text:p>7937134874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70981549" calcext:value-type="float">
            <text:p>1370981549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794477260" calcext:value-type="float">
            <text:p>279447726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378294686" calcext:value-type="float">
            <text:p>1378294686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8388682065" calcext:value-type="float">
            <text:p>8388682065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61667386" calcext:value-type="float">
            <text:p>1361667386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683716576" calcext:value-type="float">
            <text:p>268371657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447464667" calcext:value-type="float">
            <text:p>1447464667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9236943569" calcext:value-type="float">
            <text:p>9236943569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59221580" calcext:value-type="float">
            <text:p>1359221580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814076311" calcext:value-type="float">
            <text:p>281407631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238469" calcext:value-type="float">
            <text:p>0,238469</text:p>
          </table:table-cell>
          <table:table-cell table:formula="of:=([.C52]+[.C53]+[.C54]+[.C55]+[.C56])/5" office:value-type="float" office:value="700" calcext:value-type="float">
            <text:p>700</text:p>
          </table:table-cell>
          <table:table-cell table:formula="of:=([.D52]+[.D53]+[.D54]+[.D55]+[.D56])/5" office:value-type="float" office:value="0.458898" calcext:value-type="float">
            <text:p>0,458898</text:p>
          </table:table-cell>
          <table:table-cell table:style-name="ce1" table:formula="of:=([.E52]+[.E53]+[.E54]+[.E55]+[.E56])/5" office:value-type="float" office:value="1399577012.2" calcext:value-type="float">
            <text:p>1399577012,2</text:p>
          </table:table-cell>
          <table:table-cell table:formula="of:=([.F52]+[.F53]+[.F54]+[.F55]+[.F56])/5" office:value-type="float" office:value="6.71146" calcext:value-type="float">
            <text:p>6,71146</text:p>
          </table:table-cell>
          <table:table-cell table:formula="of:=([.G52]+[.G53]+[.G54]+[.G55]+[.G56])/5" office:value-type="float" office:value="2735" calcext:value-type="float">
            <text:p>2735</text:p>
          </table:table-cell>
          <table:table-cell table:formula="of:=([.H52]+[.H53]+[.H54]+[.H55]+[.H56])/5" office:value-type="float" office:value="10.3695" calcext:value-type="float">
            <text:p>10,3695</text:p>
          </table:table-cell>
          <table:table-cell table:style-name="ce1" table:formula="of:=([.I52]+[.I53]+[.I54]+[.I55]+[.I56])/5" office:value-type="float" office:value="8245648923.2" calcext:value-type="float">
            <text:p>8245648923,2</text:p>
          </table:table-cell>
          <table:table-cell table:formula="of:=([.J52]+[.J53]+[.J54]+[.J55]+[.J56])/5" office:value-type="float" office:value="0.332314" calcext:value-type="float">
            <text:p>0,332314</text:p>
          </table:table-cell>
          <table:table-cell table:formula="of:=([.K52]+[.K53]+[.K54]+[.K55]+[.K56])/5" office:value-type="float" office:value="593" calcext:value-type="float">
            <text:p>593</text:p>
          </table:table-cell>
          <table:table-cell table:formula="of:=([.L52]+[.L53]+[.L54]+[.L55]+[.L56])/5" office:value-type="float" office:value="0.544323" calcext:value-type="float">
            <text:p>0,544323</text:p>
          </table:table-cell>
          <table:table-cell table:style-name="ce1" table:formula="of:=([.M52]+[.M53]+[.M54]+[.M55]+[.M56])/5" office:value-type="float" office:value="1365916533.2" calcext:value-type="float">
            <text:p>1365916533,2</text:p>
          </table:table-cell>
          <table:table-cell table:formula="of:=([.N52]+[.N53]+[.N54]+[.N55]+[.N56])/5" office:value-type="float" office:value="2.02484" calcext:value-type="float">
            <text:p>2,02484</text:p>
          </table:table-cell>
          <table:table-cell table:formula="of:=([.O52]+[.O53]+[.O54]+[.O55]+[.O56])/5" office:value-type="float" office:value="1982" calcext:value-type="float">
            <text:p>1982</text:p>
          </table:table-cell>
          <table:table-cell table:formula="of:=([.P52]+[.P53]+[.P54]+[.P55]+[.P56])/5" office:value-type="float" office:value="5.63141" calcext:value-type="float">
            <text:p>5,63141</text:p>
          </table:table-cell>
          <table:table-cell table:style-name="ce1" table:formula="of:=([.Q52]+[.Q53]+[.Q54]+[.Q55]+[.Q56])/5" office:value-type="float" office:value="2742895928.2" calcext:value-type="float">
            <text:p>2742895928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407614177" calcext:value-type="float">
            <text:p>1407614177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7865527723" calcext:value-type="float">
            <text:p>7865527723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356194213" calcext:value-type="float">
            <text:p>1356194213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791088572" calcext:value-type="float">
            <text:p>279108857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410696262" calcext:value-type="float">
            <text:p>1410696262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8209332674" calcext:value-type="float">
            <text:p>8209332674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358011044" calcext:value-type="float">
            <text:p>1358011044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792471021" calcext:value-type="float">
            <text:p>279247102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427920638" calcext:value-type="float">
            <text:p>1427920638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10197340926" calcext:value-type="float">
            <text:p>10197340926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368454951" calcext:value-type="float">
            <text:p>1368454951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736158539" calcext:value-type="float">
            <text:p>273615853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389072316" calcext:value-type="float">
            <text:p>1389072316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8568588732" calcext:value-type="float">
            <text:p>8568588732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419933253" calcext:value-type="float">
            <text:p>1419933253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821693160" calcext:value-type="float">
            <text:p>282169316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411041484" calcext:value-type="float">
            <text:p>1411041484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9116798606" calcext:value-type="float">
            <text:p>9116798606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426371509" calcext:value-type="float">
            <text:p>1426371509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815134957" calcext:value-type="float">
            <text:p>281513495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27791" calcext:value-type="float">
            <text:p>0,227791</text:p>
          </table:table-cell>
          <table:table-cell table:formula="of:=([.C59]+[.C60]+[.C61]+[.C62]+[.C63])/5" office:value-type="float" office:value="623" calcext:value-type="float">
            <text:p>623</text:p>
          </table:table-cell>
          <table:table-cell table:formula="of:=([.D59]+[.D60]+[.D61]+[.D62]+[.D63])/5" office:value-type="float" office:value="0.423972" calcext:value-type="float">
            <text:p>0,423972</text:p>
          </table:table-cell>
          <table:table-cell table:style-name="ce1" table:formula="of:=([.E59]+[.E60]+[.E61]+[.E62]+[.E63])/5" office:value-type="float" office:value="1409268975.4" calcext:value-type="float">
            <text:p>1409268975,4</text:p>
          </table:table-cell>
          <table:table-cell table:formula="of:=([.F59]+[.F60]+[.F61]+[.F62]+[.F63])/5" office:value-type="float" office:value="7.14" calcext:value-type="float">
            <text:p>7,14</text:p>
          </table:table-cell>
          <table:table-cell table:formula="of:=([.G59]+[.G60]+[.G61]+[.G62]+[.G63])/5" office:value-type="float" office:value="3145" calcext:value-type="float">
            <text:p>3145</text:p>
          </table:table-cell>
          <table:table-cell table:formula="of:=([.H59]+[.H60]+[.H61]+[.H62]+[.H63])/5" office:value-type="float" office:value="11.3464" calcext:value-type="float">
            <text:p>11,3464</text:p>
          </table:table-cell>
          <table:table-cell table:style-name="ce1" table:formula="of:=([.I59]+[.I60]+[.I61]+[.I62]+[.I63])/5" office:value-type="float" office:value="8791517732.2" calcext:value-type="float">
            <text:p>8791517732,2</text:p>
          </table:table-cell>
          <table:table-cell table:formula="of:=([.J59]+[.J60]+[.J61]+[.J62]+[.J63])/5" office:value-type="float" office:value="0.314746" calcext:value-type="float">
            <text:p>0,314746</text:p>
          </table:table-cell>
          <table:table-cell table:formula="of:=([.K59]+[.K60]+[.K61]+[.K62]+[.K63])/5" office:value-type="float" office:value="605" calcext:value-type="float">
            <text:p>605</text:p>
          </table:table-cell>
          <table:table-cell table:formula="of:=([.L59]+[.L60]+[.L61]+[.L62]+[.L63])/5" office:value-type="float" office:value="0.531046" calcext:value-type="float">
            <text:p>0,531046</text:p>
          </table:table-cell>
          <table:table-cell table:style-name="ce1" table:formula="of:=([.M59]+[.M60]+[.M61]+[.M62]+[.M63])/5" office:value-type="float" office:value="1385792994" calcext:value-type="float">
            <text:p>1385792994</text:p>
          </table:table-cell>
          <table:table-cell table:formula="of:=([.N59]+[.N60]+[.N61]+[.N62]+[.N63])/5" office:value-type="float" office:value="2.14607" calcext:value-type="float">
            <text:p>2,14607</text:p>
          </table:table-cell>
          <table:table-cell table:formula="of:=([.O59]+[.O60]+[.O61]+[.O62]+[.O63])/5" office:value-type="float" office:value="1864" calcext:value-type="float">
            <text:p>1864</text:p>
          </table:table-cell>
          <table:table-cell table:formula="of:=([.P59]+[.P60]+[.P61]+[.P62]+[.P63])/5" office:value-type="float" office:value="5.53792" calcext:value-type="float">
            <text:p>5,53792</text:p>
          </table:table-cell>
          <table:table-cell table:style-name="ce1" table:formula="of:=([.Q59]+[.Q60]+[.Q61]+[.Q62]+[.Q63])/5" office:value-type="float" office:value="2791309249.8" calcext:value-type="float">
            <text:p>2791309249,8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272241" calcext:value-type="float">
            <text:p>0,272241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0.48952" calcext:value-type="float">
            <text:p>0,48952</text:p>
          </table:table-cell>
          <table:table-cell table:style-name="ce34" office:value-type="float" office:value="1400870676" calcext:value-type="float">
            <text:p>1400870676</text:p>
          </table:table-cell>
          <table:table-cell table:style-name="ce30" office:value-type="float" office:value="7.32895" calcext:value-type="float">
            <text:p>7,32895</text:p>
          </table:table-cell>
          <table:table-cell table:style-name="ce30" office:value-type="float" office:value="3441" calcext:value-type="float">
            <text:p>3441</text:p>
          </table:table-cell>
          <table:table-cell table:style-name="ce30" office:value-type="float" office:value="11.9312" calcext:value-type="float">
            <text:p>11,9312</text:p>
          </table:table-cell>
          <table:table-cell table:style-name="ce34" office:value-type="float" office:value="8981562807" calcext:value-type="float">
            <text:p>8981562807</text:p>
          </table:table-cell>
          <table:table-cell table:style-name="ce30" office:value-type="float" office:value="0.340116" calcext:value-type="float">
            <text:p>0,340116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0.508866" calcext:value-type="float">
            <text:p>0,508866</text:p>
          </table:table-cell>
          <table:table-cell table:style-name="ce34" office:value-type="float" office:value="1452403497" calcext:value-type="float">
            <text:p>1452403497</text:p>
          </table:table-cell>
          <table:table-cell table:style-name="ce30" office:value-type="float" office:value="1.94386" calcext:value-type="float">
            <text:p>1,94386</text:p>
          </table:table-cell>
          <table:table-cell table:style-name="ce30" office:value-type="float" office:value="1955" calcext:value-type="float">
            <text:p>1955</text:p>
          </table:table-cell>
          <table:table-cell table:style-name="ce30" office:value-type="float" office:value="5.5013" calcext:value-type="float">
            <text:p>5,5013</text:p>
          </table:table-cell>
          <table:table-cell table:style-name="ce34" office:value-type="float" office:value="2815031834" calcext:value-type="float">
            <text:p>281503183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272241" calcext:value-type="float">
            <text:p>0,272241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0.48952" calcext:value-type="float">
            <text:p>0,48952</text:p>
          </table:table-cell>
          <table:table-cell table:style-name="ce34" office:value-type="float" office:value="1396534210" calcext:value-type="float">
            <text:p>1396534210</text:p>
          </table:table-cell>
          <table:table-cell table:style-name="ce30" office:value-type="float" office:value="7.32895" calcext:value-type="float">
            <text:p>7,32895</text:p>
          </table:table-cell>
          <table:table-cell table:style-name="ce30" office:value-type="float" office:value="3441" calcext:value-type="float">
            <text:p>3441</text:p>
          </table:table-cell>
          <table:table-cell table:style-name="ce30" office:value-type="float" office:value="11.9312" calcext:value-type="float">
            <text:p>11,9312</text:p>
          </table:table-cell>
          <table:table-cell table:style-name="ce34" office:value-type="float" office:value="10445755879" calcext:value-type="float">
            <text:p>10445755879</text:p>
          </table:table-cell>
          <table:table-cell table:style-name="ce30" office:value-type="float" office:value="0.340116" calcext:value-type="float">
            <text:p>0,340116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0.508866" calcext:value-type="float">
            <text:p>0,508866</text:p>
          </table:table-cell>
          <table:table-cell table:style-name="ce34" office:value-type="float" office:value="1452074341" calcext:value-type="float">
            <text:p>1452074341</text:p>
          </table:table-cell>
          <table:table-cell table:style-name="ce30" office:value-type="float" office:value="1.94386" calcext:value-type="float">
            <text:p>1,94386</text:p>
          </table:table-cell>
          <table:table-cell table:style-name="ce30" office:value-type="float" office:value="1955" calcext:value-type="float">
            <text:p>1955</text:p>
          </table:table-cell>
          <table:table-cell table:style-name="ce30" office:value-type="float" office:value="5.5013" calcext:value-type="float">
            <text:p>5,5013</text:p>
          </table:table-cell>
          <table:table-cell table:style-name="ce34" office:value-type="float" office:value="2731022917" calcext:value-type="float">
            <text:p>273102291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272241" calcext:value-type="float">
            <text:p>0,272241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0.48952" calcext:value-type="float">
            <text:p>0,48952</text:p>
          </table:table-cell>
          <table:table-cell table:style-name="ce34" office:value-type="float" office:value="1388865494" calcext:value-type="float">
            <text:p>1388865494</text:p>
          </table:table-cell>
          <table:table-cell table:style-name="ce30" office:value-type="float" office:value="7.32895" calcext:value-type="float">
            <text:p>7,32895</text:p>
          </table:table-cell>
          <table:table-cell table:style-name="ce30" office:value-type="float" office:value="3441" calcext:value-type="float">
            <text:p>3441</text:p>
          </table:table-cell>
          <table:table-cell table:style-name="ce30" office:value-type="float" office:value="11.9312" calcext:value-type="float">
            <text:p>11,9312</text:p>
          </table:table-cell>
          <table:table-cell table:style-name="ce34" office:value-type="float" office:value="10698345708" calcext:value-type="float">
            <text:p>10698345708</text:p>
          </table:table-cell>
          <table:table-cell table:style-name="ce30" office:value-type="float" office:value="0.340116" calcext:value-type="float">
            <text:p>0,340116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0.508866" calcext:value-type="float">
            <text:p>0,508866</text:p>
          </table:table-cell>
          <table:table-cell table:style-name="ce34" office:value-type="float" office:value="1450322738" calcext:value-type="float">
            <text:p>1450322738</text:p>
          </table:table-cell>
          <table:table-cell table:style-name="ce30" office:value-type="float" office:value="1.94386" calcext:value-type="float">
            <text:p>1,94386</text:p>
          </table:table-cell>
          <table:table-cell table:style-name="ce30" office:value-type="float" office:value="1955" calcext:value-type="float">
            <text:p>1955</text:p>
          </table:table-cell>
          <table:table-cell table:style-name="ce30" office:value-type="float" office:value="5.5013" calcext:value-type="float">
            <text:p>5,5013</text:p>
          </table:table-cell>
          <table:table-cell table:style-name="ce34" office:value-type="float" office:value="2775490518" calcext:value-type="float">
            <text:p>277549051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272241" calcext:value-type="float">
            <text:p>0,272241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0.48952" calcext:value-type="float">
            <text:p>0,48952</text:p>
          </table:table-cell>
          <table:table-cell table:style-name="ce34" office:value-type="float" office:value="1392611123" calcext:value-type="float">
            <text:p>1392611123</text:p>
          </table:table-cell>
          <table:table-cell table:style-name="ce30" office:value-type="float" office:value="7.32895" calcext:value-type="float">
            <text:p>7,32895</text:p>
          </table:table-cell>
          <table:table-cell table:style-name="ce30" office:value-type="float" office:value="3441" calcext:value-type="float">
            <text:p>3441</text:p>
          </table:table-cell>
          <table:table-cell table:style-name="ce30" office:value-type="float" office:value="11.9312" calcext:value-type="float">
            <text:p>11,9312</text:p>
          </table:table-cell>
          <table:table-cell table:style-name="ce34" office:value-type="float" office:value="8494369100" calcext:value-type="float">
            <text:p>8494369100</text:p>
          </table:table-cell>
          <table:table-cell table:style-name="ce30" office:value-type="float" office:value="0.340116" calcext:value-type="float">
            <text:p>0,340116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0.508866" calcext:value-type="float">
            <text:p>0,508866</text:p>
          </table:table-cell>
          <table:table-cell table:style-name="ce34" office:value-type="float" office:value="1444502296" calcext:value-type="float">
            <text:p>1444502296</text:p>
          </table:table-cell>
          <table:table-cell table:style-name="ce30" office:value-type="float" office:value="1.94386" calcext:value-type="float">
            <text:p>1,94386</text:p>
          </table:table-cell>
          <table:table-cell table:style-name="ce30" office:value-type="float" office:value="1955" calcext:value-type="float">
            <text:p>1955</text:p>
          </table:table-cell>
          <table:table-cell table:style-name="ce30" office:value-type="float" office:value="5.5013" calcext:value-type="float">
            <text:p>5,5013</text:p>
          </table:table-cell>
          <table:table-cell table:style-name="ce34" office:value-type="float" office:value="2691569722" calcext:value-type="float">
            <text:p>269156972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272241" calcext:value-type="float">
            <text:p>0,272241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0.48952" calcext:value-type="float">
            <text:p>0,48952</text:p>
          </table:table-cell>
          <table:table-cell table:style-name="ce34" office:value-type="float" office:value="1391445210" calcext:value-type="float">
            <text:p>1391445210</text:p>
          </table:table-cell>
          <table:table-cell table:style-name="ce30" office:value-type="float" office:value="7.32895" calcext:value-type="float">
            <text:p>7,32895</text:p>
          </table:table-cell>
          <table:table-cell table:style-name="ce30" office:value-type="float" office:value="3441" calcext:value-type="float">
            <text:p>3441</text:p>
          </table:table-cell>
          <table:table-cell table:style-name="ce30" office:value-type="float" office:value="11.9312" calcext:value-type="float">
            <text:p>11,9312</text:p>
          </table:table-cell>
          <table:table-cell table:style-name="ce34" office:value-type="float" office:value="8490375705" calcext:value-type="float">
            <text:p>8490375705</text:p>
          </table:table-cell>
          <table:table-cell table:style-name="ce30" office:value-type="float" office:value="0.340116" calcext:value-type="float">
            <text:p>0,340116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0.508866" calcext:value-type="float">
            <text:p>0,508866</text:p>
          </table:table-cell>
          <table:table-cell table:style-name="ce34" office:value-type="float" office:value="1435869403" calcext:value-type="float">
            <text:p>1435869403</text:p>
          </table:table-cell>
          <table:table-cell table:style-name="ce30" office:value-type="float" office:value="1.94386" calcext:value-type="float">
            <text:p>1,94386</text:p>
          </table:table-cell>
          <table:table-cell table:style-name="ce30" office:value-type="float" office:value="1955" calcext:value-type="float">
            <text:p>1955</text:p>
          </table:table-cell>
          <table:table-cell table:style-name="ce30" office:value-type="float" office:value="5.5013" calcext:value-type="float">
            <text:p>5,5013</text:p>
          </table:table-cell>
          <table:table-cell table:style-name="ce34" office:value-type="float" office:value="2848692540" calcext:value-type="float">
            <text:p>2848692540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31" table:formula="of:=([.B66]+[.B67]+[.B68]+[.B69]+[.B70])/5" office:value-type="float" office:value="0.272241" calcext:value-type="float">
            <text:p>0,272241</text:p>
          </table:table-cell>
          <table:table-cell table:style-name="ce31" table:formula="of:=([.C66]+[.C67]+[.C68]+[.C69]+[.C70])/5" office:value-type="float" office:value="690" calcext:value-type="float">
            <text:p>690</text:p>
          </table:table-cell>
          <table:table-cell table:style-name="ce31" table:formula="of:=([.D66]+[.D67]+[.D68]+[.D69]+[.D70])/5" office:value-type="float" office:value="0.48952" calcext:value-type="float">
            <text:p>0,48952</text:p>
          </table:table-cell>
          <table:table-cell table:style-name="ce35" table:formula="of:=([.E66]+[.E67]+[.E68]+[.E69]+[.E70])/5" office:value-type="float" office:value="1394065342.6" calcext:value-type="float">
            <text:p>1394065342,6</text:p>
          </table:table-cell>
          <table:table-cell table:style-name="ce31" table:formula="of:=([.F66]+[.F67]+[.F68]+[.F69]+[.F70])/5" office:value-type="float" office:value="7.32895" calcext:value-type="float">
            <text:p>7,32895</text:p>
          </table:table-cell>
          <table:table-cell table:style-name="ce31" table:formula="of:=([.G66]+[.G67]+[.G68]+[.G69]+[.G70])/5" office:value-type="float" office:value="3441" calcext:value-type="float">
            <text:p>3441</text:p>
          </table:table-cell>
          <table:table-cell table:style-name="ce31" table:formula="of:=([.H66]+[.H67]+[.H68]+[.H69]+[.H70])/5" office:value-type="float" office:value="11.9312" calcext:value-type="float">
            <text:p>11,9312</text:p>
          </table:table-cell>
          <table:table-cell table:style-name="ce35" table:formula="of:=([.I66]+[.I67]+[.I68]+[.I69]+[.I70])/5" office:value-type="float" office:value="9422081839.8" calcext:value-type="float">
            <text:p>9422081839,8</text:p>
          </table:table-cell>
          <table:table-cell table:style-name="ce31" table:formula="of:=([.J66]+[.J67]+[.J68]+[.J69]+[.J70])/5" office:value-type="float" office:value="0.340116" calcext:value-type="float">
            <text:p>0,340116</text:p>
          </table:table-cell>
          <table:table-cell table:style-name="ce31" table:formula="of:=([.K66]+[.K67]+[.K68]+[.K69]+[.K70])/5" office:value-type="float" office:value="472" calcext:value-type="float">
            <text:p>472</text:p>
          </table:table-cell>
          <table:table-cell table:style-name="ce31" table:formula="of:=([.L66]+[.L67]+[.L68]+[.L69]+[.L70])/5" office:value-type="float" office:value="0.508866" calcext:value-type="float">
            <text:p>0,508866</text:p>
          </table:table-cell>
          <table:table-cell table:style-name="ce35" table:formula="of:=([.M66]+[.M67]+[.M68]+[.M69]+[.M70])/5" office:value-type="float" office:value="1447034455" calcext:value-type="float">
            <text:p>1447034455</text:p>
          </table:table-cell>
          <table:table-cell table:style-name="ce31" table:formula="of:=([.N66]+[.N67]+[.N68]+[.N69]+[.N70])/5" office:value-type="float" office:value="1.94386" calcext:value-type="float">
            <text:p>1,94386</text:p>
          </table:table-cell>
          <table:table-cell table:style-name="ce31" table:formula="of:=([.O66]+[.O67]+[.O68]+[.O69]+[.O70])/5" office:value-type="float" office:value="1955" calcext:value-type="float">
            <text:p>1955</text:p>
          </table:table-cell>
          <table:table-cell table:style-name="ce31" table:formula="of:=([.P66]+[.P67]+[.P68]+[.P69]+[.P70])/5" office:value-type="float" office:value="5.5013" calcext:value-type="float">
            <text:p>5,5013</text:p>
          </table:table-cell>
          <table:table-cell table:style-name="ce35" table:formula="of:=([.Q66]+[.Q67]+[.Q68]+[.Q69]+[.Q70])/5" office:value-type="float" office:value="2772361506.2" calcext:value-type="float">
            <text:p>2772361506,2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10:42.177017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2T11:17:13.507977469</dc:date>
    <meta:editing-duration>PT48M6S</meta:editing-duration>
    <meta:editing-cycles>8</meta:editing-cycles>
    <meta:generator>LibreOffice/6.0.7.3$Linux_X86_64 LibreOffice_project/00m0$Build-3</meta:generator>
    <meta:document-statistic meta:table-count="1" meta:cell-count="1051" meta:object-count="0"/>
  </office:meta>
</office:document-meta>
</file>